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margin-top="0in" fo:margin-bottom="0in"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5" style:family="paragraph" style:parent-style-name="Text_20_body" style:list-style-name="L2">
      <style:paragraph-properties fo:margin-top="0in" fo:margin-bottom="0in" fo:padding="0.0193in" fo:border="0.0008in solid #d9d9e3"/>
    </style:style>
    <style:style style:name="P6" style:family="paragraph" style:parent-style-name="Text_20_body" style:list-style-name="L3">
      <style:paragraph-properties fo:margin-top="0in" fo:margin-bottom="0in" fo:padding="0.0193in" fo:border="0.0008in solid #d9d9e3"/>
    </style:style>
    <style:style style:name="P7" style:family="paragraph" style:parent-style-name="Text_20_body" style:list-style-name="L4">
      <style:paragraph-properties fo:margin-top="0in" fo:margin-bottom="0in" fo:padding="0.0193in" fo:border="0.0008in solid #d9d9e3"/>
    </style:style>
    <style:style style:name="P8" style:family="paragraph" style:parent-style-name="Text_20_body" style:list-style-name="L5">
      <style:paragraph-properties fo:margin-top="0in" fo:margin-bottom="0in" fo:padding="0.0193in" fo:border="0.0008in solid #d9d9e3"/>
    </style:style>
    <style:style style:name="P9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 style:list-style-name="L4">
      <style:paragraph-properties fo:padding="0.0193in" fo:border="0.0008in solid #d9d9e3"/>
    </style:style>
    <style:style style:name="P24" style:family="paragraph" style:parent-style-name="Text_20_body" style:list-style-name="L5">
      <style:paragraph-properties fo:padding="0.0193in" fo:border="0.0008in solid #d9d9e3"/>
    </style:style>
    <style:style style:name="P25" style:family="paragraph" style:parent-style-name="Text_20_body" style:list-style-name="L6">
      <style:paragraph-properties fo:padding="0.0193in" fo:border="0.0008in solid #d9d9e3"/>
    </style:style>
    <style:style style:name="P26" style:family="paragraph" style:parent-style-name="Text_20_body" style:list-style-name="L7">
      <style:paragraph-properties fo:padding="0.0193in" fo:border="0.0008in solid #d9d9e3"/>
    </style:style>
    <style:style style:name="P27" style:family="paragraph" style:parent-style-name="Text_20_body" style:list-style-name="L8">
      <style:paragraph-properties fo:padding="0.0193in" fo:border="0.0008in solid #d9d9e3"/>
    </style:style>
    <style:style style:name="P28" style:family="paragraph" style:parent-style-name="Text_20_body" style:list-style-name="L9">
      <style:paragraph-properties fo:padding="0.0193in" fo:border="0.0008in solid #d9d9e3"/>
    </style:style>
    <style:style style:name="P29" style:family="paragraph" style:parent-style-name="Text_20_body" style:list-style-name="L10">
      <style:paragraph-properties fo:padding="0.0193in" fo:border="0.0008in solid #d9d9e3"/>
    </style:style>
    <style:style style:name="P30" style:family="paragraph" style:parent-style-name="Text_20_body" style:list-style-name="L11">
      <style:paragraph-properties fo:padding="0.0193in" fo:border="0.0008in solid #d9d9e3"/>
    </style:style>
    <style:style style:name="P31" style:family="paragraph" style:parent-style-name="Text_20_body" style:list-style-name="L12">
      <style:paragraph-properties fo:padding="0.0193in" fo:border="0.0008in solid #d9d9e3"/>
    </style:style>
    <style:style style:name="P32" style:family="paragraph" style:parent-style-name="Text_20_body" style:list-style-name="L13">
      <style:paragraph-properties fo:padding="0.0193in" fo:border="0.0008in solid #d9d9e3"/>
    </style:style>
    <style:style style:name="P33" style:family="paragraph" style:parent-style-name="Text_20_body" style:list-style-name="L14">
      <style:paragraph-properties fo:padding="0.0193in" fo:border="0.0008in solid #d9d9e3"/>
    </style:style>
    <style:style style:name="P34" style:family="paragraph" style:parent-style-name="Text_20_body" style:list-style-name="L15">
      <style:paragraph-properties fo:padding="0.0193in" fo:border="0.0008in solid #d9d9e3"/>
    </style:style>
    <style:style style:name="P35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4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50 советов по теме для изучения и понимания</text:p>
      <text:p text:style-name="P1">ChatGPT</text:p>
      <text:p text:style-name="P2">ChatGPT</text:p>
      <text:p text:style-name="P19">Конечно, вот 50 советов по программированию для более эффективного изучения и понимания:</text:p>
      <text:h text:style-name="P35" text:outline-level="3">Начало изучения:</text:h>
      <text:list xml:id="list6177085174691069490" text:style-name="L1">
        <text:list-item>
          <text:p text:style-name="P4"><text:span text:style-name="Strong_20_Emphasis">Выберите язык с умом</text:span>: Начните с языка, который соответствует вашим целям.</text:p>
        </text:list-item>
        <text:list-item>
          <text:p text:style-name="P4"><text:span text:style-name="Strong_20_Emphasis">Изучайте основы</text:span>: Понимание базовых концепций (переменные, условия, циклы) важно для старта.</text:p>
        </text:list-item>
        <text:list-item>
          <text:p text:style-name="P4"><text:span text:style-name="Strong_20_Emphasis">Практика ежедневно</text:span>: Регулярное кодирование помогает закрепить знания.</text:p>
        </text:list-item>
        <text:list-item>
          <text:p text:style-name="P20"><text:span text:style-name="Strong_20_Emphasis">Онлайн-ресурсы и курсы</text:span>: Используйте ресурсы, такие как Codecademy, Coursera, чтобы изучать новые вещи.</text:p>
        </text:list-item>
      </text:list>
      <text:h text:style-name="P35" text:outline-level="3">Практическое применение:</text:h>
      <text:list xml:id="list3573968873991753919" text:style-name="L2">
        <text:list-item>
          <text:p text:style-name="P5"><text:span text:style-name="Strong_20_Emphasis">Создавайте проекты</text:span>: Реализуйте свои идеи в виде маленьких проектов.</text:p>
        </text:list-item>
        <text:list-item>
          <text:p text:style-name="P5"><text:span text:style-name="Strong_20_Emphasis">Читайте код других</text:span>: Понимание кода других поможет вам улучшить свои навыки.</text:p>
        </text:list-item>
        <text:list-item>
          <text:p text:style-name="P5"><text:span text:style-name="Strong_20_Emphasis">Участвуйте в открытом исходном коде</text:span>: Принимайте участие в проектах с открытым исходным кодом.</text:p>
        </text:list-item>
        <text:list-item>
          <text:p text:style-name="P21"><text:span text:style-name="Strong_20_Emphasis">Решайте задачи и задания</text:span>: Задачи на платформах типа LeetCode или HackerRank помогут вам развивать навыки.</text:p>
        </text:list-item>
      </text:list>
      <text:h text:style-name="P35" text:outline-level="3">Углубленное изучение:</text:h>
      <text:list xml:id="list6331465805990611410" text:style-name="L3">
        <text:list-item>
          <text:p text:style-name="P6"><text:span text:style-name="Strong_20_Emphasis">Учите алгоритмы и структуры данных</text:span>: Это фундаментальные знания для любого программиста.</text:p>
        </text:list-item>
        <text:list-item>
          <text:p text:style-name="P6"><text:span text:style-name="Strong_20_Emphasis">Понимайте парадигмы программирования</text:span>: ООП, функциональное программирование — это важно для разностороннего подхода.</text:p>
        </text:list-item>
        <text:list-item>
          <text:p text:style-name="P6"><text:span text:style-name="Strong_20_Emphasis">Глубокое понимание языка</text:span>: Изучайте особенности выбранного языка программирования.</text:p>
        </text:list-item>
        <text:list-item>
          <text:p text:style-name="P22"><text:span text:style-name="Strong_20_Emphasis">Читайте документацию</text:span>: Она содержит полезную информацию о языке и его библиотеках.</text:p>
        </text:list-item>
      </text:list>
      <text:h text:style-name="P35" text:outline-level="3">Обучение с целью:</text:h>
      <text:list xml:id="list574062422238770705" text:style-name="L4">
        <text:list-item>
          <text:p text:style-name="P7"><text:span text:style-name="Strong_20_Emphasis">Ставьте конкретные цели</text:span>: Например, создание определенного приложения или изучение определенного концепта.</text:p>
        </text:list-item>
        <text:list-item>
          <text:p text:style-name="P7"><text:span text:style-name="Strong_20_Emphasis">Проекты, связанные с интересами</text:span>: Это поможет вам оставаться мотивированным.</text:p>
        </text:list-item>
        <text:list-item>
          <text:p text:style-name="P7"><text:span text:style-name="Strong_20_Emphasis">Распределите обучение</text:span>: Разделите изучение на небольшие, достижимые части.</text:p>
        </text:list-item>
        <text:list-item>
          <text:p text:style-name="P23"><text:span text:style-name="Strong_20_Emphasis">Постоянное обучение</text:span>: Программирование постоянно меняется, поэтому важно быть в курсе новых тенденций.</text:p>
        </text:list-item>
      </text:list>
      <text:h text:style-name="P35" text:outline-level="3">Инструменты и среды:</text:h>
      <text:list xml:id="list7424711172880952484" text:style-name="L5">
        <text:list-item>
          <text:p text:style-name="P8"><text:span text:style-name="Strong_20_Emphasis">Овладейте основными инструментами</text:span>: Интегрированные среды разработки (IDE), системы контроля версий.</text:p>
        </text:list-item>
        <text:list-item>
          <text:p text:style-name="P8"><text:span text:style-name="Strong_20_Emphasis">Используйте комментарии</text:span>: Понятный код — хороший код.</text:p>
        </text:list-item>
        <text:list-item>
          <text:p text:style-name="P8"><text:span text:style-name="Strong_20_Emphasis">Настройка окружения</text:span>: Установите среду разработки, которая вам удобна и помогает <text:soft-page-break/>быть продуктивным.</text:p>
        </text:list-item>
        <text:list-item>
          <text:p text:style-name="P24"><text:span text:style-name="Strong_20_Emphasis">Используйте отладчик</text:span>: Научитесь использовать отладчик для поиска ошибок.</text:p>
        </text:list-item>
      </text:list>
      <text:h text:style-name="P35" text:outline-level="3">Профессиональный рост:</text:h>
      <text:list xml:id="list7410878791111150182" text:style-name="L6">
        <text:list-item>
          <text:p text:style-name="P9"><text:span text:style-name="Strong_20_Emphasis">Поддерживайте портфолио</text:span>: Собирайте свои проекты и код для демонстрации работодателям.</text:p>
        </text:list-item>
        <text:list-item>
          <text:p text:style-name="P9"><text:span text:style-name="Strong_20_Emphasis">Сеть и общайтесь</text:span>: Присоединяйтесь к сообществам программистов, участвуйте в мероприятиях.</text:p>
        </text:list-item>
        <text:list-item>
          <text:p text:style-name="P25"><text:span text:style-name="Strong_20_Emphasis">Будьте открыты новым знаниям</text:span>: Программирование это постоянное обучение и развитие.</text:p>
        </text:list-item>
      </text:list>
      <text:h text:style-name="P35" text:outline-level="3">Развитие навыков:</text:h>
      <text:list xml:id="list3822022576856962531" text:style-name="L7">
        <text:list-item>
          <text:p text:style-name="P10"><text:span text:style-name="Strong_20_Emphasis">Учите других</text:span>: Объяснение другим улучшит ваше понимание.</text:p>
        </text:list-item>
        <text:list-item>
          <text:p text:style-name="P10"><text:span text:style-name="Strong_20_Emphasis">Учите веб-разработку</text:span>: Освойте основы HTML, CSS, JavaScript для понимания работы веб-приложений.</text:p>
        </text:list-item>
        <text:list-item>
          <text:p text:style-name="P10"><text:span text:style-name="Strong_20_Emphasis">Работайте над реальными проблемами</text:span>: Это поможет вам научиться решать реальные задачи.</text:p>
        </text:list-item>
        <text:list-item>
          <text:p text:style-name="P26"><text:span text:style-name="Strong_20_Emphasis">Менторство и общение</text:span>: Ищите менторов или участвуйте в групповых проектах для опыта общения и обучения.</text:p>
        </text:list-item>
      </text:list>
      <text:h text:style-name="P35" text:outline-level="3">Поддержание здоровья:</text:h>
      <text:list xml:id="list4005060102046131774" text:style-name="L8">
        <text:list-item>
          <text:p text:style-name="P11"><text:span text:style-name="Strong_20_Emphasis">Перерывы в работе</text:span>: Регулярные перерывы помогут сохранить продуктивность.</text:p>
        </text:list-item>
        <text:list-item>
          <text:p text:style-name="P11"><text:span text:style-name="Strong_20_Emphasis">Физическая активность</text:span>: Уделите время физическим упражнениям для поддержания здоровья.</text:p>
        </text:list-item>
        <text:list-item>
          <text:p text:style-name="P27"><text:span text:style-name="Strong_20_Emphasis">Отдых и сон</text:span>: Помните о необходимости полноценного отдыха и сна.</text:p>
        </text:list-item>
      </text:list>
      <text:h text:style-name="P35" text:outline-level="3">Психологические аспекты:</text:h>
      <text:list xml:id="list3455157420402798882" text:style-name="L9">
        <text:list-item>
          <text:p text:style-name="P12"><text:span text:style-name="Strong_20_Emphasis">Терпение и постоянство</text:span>: Программирование требует времени для освоения.</text:p>
        </text:list-item>
        <text:list-item>
          <text:p text:style-name="P12"><text:span text:style-name="Strong_20_Emphasis">Преодоление ошибок</text:span>: Ошибки это часть процесса, не бойтесь их.</text:p>
        </text:list-item>
        <text:list-item>
          <text:p text:style-name="P28"><text:span text:style-name="Strong_20_Emphasis">Ментальная гибкость</text:span>: Будьте готовы пересматривать свой код и подходы.</text:p>
        </text:list-item>
      </text:list>
      <text:h text:style-name="P35" text:outline-level="3">Важные навыки:</text:h>
      <text:list xml:id="list5570768757266783657" text:style-name="L10">
        <text:list-item>
          <text:p text:style-name="P13"><text:span text:style-name="Strong_20_Emphasis">Управление временем</text:span>: Научитесь планировать время для изучения и работы.</text:p>
        </text:list-item>
        <text:list-item>
          <text:p text:style-name="P13"><text:span text:style-name="Strong_20_Emphasis">Решение проблем</text:span>: Развивайте навык анализа проблем и поиска решений.</text:p>
        </text:list-item>
        <text:list-item>
          <text:p text:style-name="P29"><text:span text:style-name="Strong_20_Emphasis">Критическое мышление</text:span>: Умение анализировать и оценивать код.</text:p>
        </text:list-item>
      </text:list>
      <text:h text:style-name="P35" text:outline-level="3">Саморазвитие:</text:h>
      <text:list xml:id="list1398500794565122105" text:style-name="L11">
        <text:list-item>
          <text:p text:style-name="P14"><text:span text:style-name="Strong_20_Emphasis">Чтение кода</text:span>: Изучайте код других разработчиков и старайтесь понять их подход.</text:p>
        </text:list-item>
        <text:list-item>
          <text:p text:style-name="P14"><text:span text:style-name="Strong_20_Emphasis">Учебные проекты</text:span>: Создавайте учебные проекты для изучения новых концепций.</text:p>
        </text:list-item>
        <text:list-item>
          <text:p text:style-name="P30"><text:span text:style-name="Strong_20_Emphasis">Обучение новым технологиям</text:span>: Не ограничивайтесь одним языком или фреймворком.</text:p>
        </text:list-item>
      </text:list>
      <text:h text:style-name="P35" text:outline-level="3"><text:soft-page-break/>Мотивация и продуктивность:</text:h>
      <text:list xml:id="list7452899936417473004" text:style-name="L12">
        <text:list-item>
          <text:p text:style-name="P15"><text:span text:style-name="Strong_20_Emphasis">Создавайте планы</text:span>: Установите цели и план действий для их достижения.</text:p>
        </text:list-item>
        <text:list-item>
          <text:p text:style-name="P15"><text:span text:style-name="Strong_20_Emphasis">Избегайте сравнения с другими</text:span>: Каждый проходит свой путь обучения.</text:p>
        </text:list-item>
        <text:list-item>
          <text:p text:style-name="P31"><text:span text:style-name="Strong_20_Emphasis">Признавайте свои успехи</text:span>: Оценивайте свой прогресс и успехи.</text:p>
        </text:list-item>
      </text:list>
      <text:h text:style-name="P35" text:outline-level="3">Поддержка и сообщество:</text:h>
      <text:list xml:id="list1499783482607972751" text:style-name="L13">
        <text:list-item>
          <text:p text:style-name="P16"><text:span text:style-name="Strong_20_Emphasis">Менторство</text:span>: Найдите опытного разработчика, который будет советовать вам.</text:p>
        </text:list-item>
        <text:list-item>
          <text:p text:style-name="P16"><text:span text:style-name="Strong_20_Emphasis">Активное участие в сообществе</text:span>: Делитесь своими знаниями и проблемами с сообществом.</text:p>
        </text:list-item>
        <text:list-item>
          <text:p text:style-name="P32"><text:span text:style-name="Strong_20_Emphasis">Онлайн курсы и лекции</text:span>: Используйте ресурсы, где профессионалы делятся своим опытом.</text:p>
        </text:list-item>
      </text:list>
      <text:h text:style-name="P35" text:outline-level="3">Профессиональное развитие:</text:h>
      <text:list xml:id="list2044811319787712046" text:style-name="L14">
        <text:list-item>
          <text:p text:style-name="P17"><text:span text:style-name="Strong_20_Emphasis">Сеть и стройте связи</text:span>: Знакомства могут привести к новым возможностям.</text:p>
        </text:list-item>
        <text:list-item>
          <text:p text:style-name="P17"><text:span text:style-name="Strong_20_Emphasis">Учите других</text:span>: Объяснение другим помогает улучшить собственное понимание.</text:p>
        </text:list-item>
        <text:list-item>
          <text:p text:style-name="P33"><text:span text:style-name="Strong_20_Emphasis">Создайте свой проект</text:span>: Опыт создания собственного проекта ценен для резюме и навыков.</text:p>
        </text:list-item>
      </text:list>
      <text:h text:style-name="P35" text:outline-level="3">Отношение к ошибкам и трудностям:</text:h>
      <text:list xml:id="list2697072703459357667" text:style-name="L15">
        <text:list-item>
          <text:p text:style-name="P18"><text:span text:style-name="Strong_20_Emphasis">Ошибки — это часть учебного процесса</text:span>: Не бойтесь ошибаться, это поможет вам расти.</text:p>
        </text:list-item>
        <text:list-item>
          <text:p text:style-name="P34"><text:span text:style-name="Strong_20_Emphasis">Изучайте свои ошибки</text:span>: Понимание своих ошибок и уроки, которые можно из них извлечь, важно для личного роста.</text:p>
        </text:list-item>
      </text:list>
      <text:p text:style-name="P19">Эти советы помогут вам не только начать, но и продолжать эффективно изучать программирование, развивая свои навыки и становясь опытным разработчиком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9:54:44.74</dc:date>
    <meta:document-statistic meta:table-count="0" meta:image-count="0" meta:object-count="0" meta:page-count="3" meta:paragraph-count="70" meta:word-count="637" meta:character-count="4767"/>
    <dc:creator>Dima Wide</dc:creator>
    <meta:user-defined meta:name="Info 1"/>
    <meta:user-defined meta:name="Info 2"/>
    <meta:user-defined meta:name="Info 3"/>
    <meta:user-defined meta:name="Info 4"/>
  </office:meta>
</office:document-meta>
</file>